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Ver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zcd9b9t726r2aket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erus</text:p>
          </table:table-cell>
          <table:table-cell office:value-type="string" calcext:value-type="string">
            <text:p>Ritterhof</text:p>
          </table:table-cell>
          <table:table-cell office:value-type="float" office:value="43.503426" calcext:value-type="float">
            <text:p>43.5034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456" calcext:value-type="float">
            <text:p>47.115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5859" calcext:value-type="float">
            <text:p>54.358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0475" calcext:value-type="float">
            <text:p>45.304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Indrä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9597" calcext:value-type="float">
            <text:p>41.3295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5132" calcext:value-type="float">
            <text:p>43.75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5132" calcext:value-type="float">
            <text:p>43.75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üller-Thurgau</text:p>
          </table:table-cell>
          <table:table-cell office:value-type="string" calcext:value-type="string">
            <text:p>Stra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xhwpxykfm1s1e6fee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Strasserhof</text:p>
          </table:table-cell>
          <table:table-cell office:value-type="float" office:value="43.323494" calcext:value-type="float">
            <text:p>43.3234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7638" calcext:value-type="float">
            <text:p>37.76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Ind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9597" calcext:value-type="float">
            <text:p>41.3295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294556" calcext:value-type="float">
            <text:p>50.2945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&amp;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735413" calcext:value-type="float">
            <text:p>58.7354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nm0qeabedjntprm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 office:value-type="float" office:value="48.128445" calcext:value-type="float">
            <text:p>48.1284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Urb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rq93vcgsk0djx26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Urban</text:p>
          </table:table-cell>
          <table:table-cell office:value-type="string" calcext:value-type="string">
            <text:p>Tramin</text:p>
          </table:table-cell>
          <table:table-cell office:value-type="float" office:value="45.866497" calcext:value-type="float">
            <text:p>45.8664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1y065j77e42zysr9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 office:value-type="float" office:value="37.396244" calcext:value-type="float">
            <text:p>37.396244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aeclarus brut</text:p>
          </table:table-cell>
          <table:table-cell office:value-type="string" calcext:value-type="string">
            <text:p>Keller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k2v46esnz05v97v3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Noblesse</text:p>
          </table:table-cell>
          <table:table-cell office:value-type="string" calcext:value-type="string">
            <text:p>Kellerei St. Pauls</text:p>
          </table:table-cell>
          <table:table-cell office:value-type="float" office:value="42.476612" calcext:value-type="float">
            <text:p>42.4766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Pas Dosè Millesimato</text:p>
          </table:table-cell>
          <table:table-cell office:value-type="string" calcext:value-type="string">
            <text:p>Sektkellerei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0.60443" calcext:value-type="float">
            <text:p>40.60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thesis Brut Rosè</text:p>
          </table:table-cell>
          <table:table-cell office:value-type="string" calcext:value-type="string">
            <text:p>Sektkellerei Kettm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36.97089" calcext:value-type="float">
            <text:p>36.9708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lanc de Blanc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9.297577" calcext:value-type="float">
            <text:p>39.297577</text:p>
          </table:table-cell>
        </table:table-row>
        <table:table-row table:style-name="ro5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rvezzo Rosè Family Collection Millesimato</text:p>
          </table:table-cell>
          <table:table-cell office:value-type="string" calcext:value-type="string">
            <text:p>Corvez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vd8jhy07f5k3yset5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mily Collection Organic Prosecco Millesimato</text:p>
          </table:table-cell>
          <table:table-cell office:value-type="string" calcext:value-type="string">
            <text:p>Corvezzo</text:p>
          </table:table-cell>
          <table:table-cell office:value-type="float" office:value="39.653393" calcext:value-type="float">
            <text:p>39.653393</text:p>
          </table:table-cell>
        </table:table-row>
        <table:table-row table:style-name="ro5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Curvee Prestige Blanc de Blanc Extra bru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jdzyhhd282hpn8v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 Edizione 45 Extra Brut</text:p>
          </table:table-cell>
          <table:table-cell office:value-type="string" calcext:value-type="string">
            <text:p>Ca' del Bosco</text:p>
          </table:table-cell>
          <table:table-cell office:value-type="float" office:value="42.49623" calcext:value-type="float">
            <text:p>42.49623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Rose</text:p>
          </table:table-cell>
          <table:table-cell office:value-type="string" calcext:value-type="string">
            <text:p>Marchese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r5ktvrqfnfp1p4d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Franciacorta Brut</text:p>
          </table:table-cell>
          <table:table-cell office:value-type="string" calcext:value-type="string">
            <text:p>Antinori</text:p>
          </table:table-cell>
          <table:table-cell office:value-type="float" office:value="29.981308" calcext:value-type="float">
            <text:p>29.981308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Amor brut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avmhthh6hmfk2h0c8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Villa Franciacorta</text:p>
          </table:table-cell>
          <table:table-cell office:value-type="float" office:value="31.943077" calcext:value-type="float">
            <text:p>31.943077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Amor rose</text:p>
          </table:table-cell>
          <table:table-cell table:style-name="ce2"/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vvgjjz5en2w2895rv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osé Brut</text:p>
          </table:table-cell>
          <table:table-cell office:value-type="string" calcext:value-type="string">
            <text:p>Villa Franciacorta</text:p>
          </table:table-cell>
          <table:table-cell office:value-type="float" office:value="30.04007" calcext:value-type="float">
            <text:p>30.040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Vezzoli (BB) Brut</text:p>
          </table:table-cell>
          <table:table-cell office:value-type="string" calcext:value-type="string">
            <text:p>Tenuta Vezz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es0dswzbwrn3369t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Vezzoli</text:p>
          </table:table-cell>
          <table:table-cell office:value-type="float" office:value="39.61011" calcext:value-type="float">
            <text:p>39.61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lanc de Blan Brut Origine</text:p>
          </table:table-cell>
          <table:table-cell office:value-type="string" calcext:value-type="string">
            <text:p>Mand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r3mravh188b68jaw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Origine Brut</text:p>
          </table:table-cell>
          <table:table-cell office:value-type="string" calcext:value-type="string">
            <text:p>Mandois</text:p>
          </table:table-cell>
          <table:table-cell office:value-type="float" office:value="38.46256" calcext:value-type="float">
            <text:p>38.46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lanc de Blan Brut Origine</text:p>
          </table:table-cell>
          <table:table-cell office:value-type="string" calcext:value-type="string">
            <text:p>Mand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r3mravh188b68jaw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Origine Brut</text:p>
          </table:table-cell>
          <table:table-cell office:value-type="string" calcext:value-type="string">
            <text:p>Mandois</text:p>
          </table:table-cell>
          <table:table-cell office:value-type="float" office:value="38.46256" calcext:value-type="float">
            <text:p>38.46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serve Imperial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1.157158" calcext:value-type="float">
            <text:p>41.1571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Rose Brut</text:p>
          </table:table-cell>
          <table:table-cell office:value-type="string" calcext:value-type="string">
            <text:p>Maison 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50" calcext:value-type="float">
            <text:p>15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3.690136" calcext:value-type="float">
            <text:p>43.69013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blanc de blanc brut</text:p>
          </table:table-cell>
          <table:table-cell office:value-type="string" calcext:value-type="string">
            <text:p>Maison 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Dom Ruinart Extra Brut</text:p>
          </table:table-cell>
          <table:table-cell office:value-type="string" calcext:value-type="string">
            <text:p>Ruinart</text:p>
          </table:table-cell>
          <table:table-cell office:value-type="float" office:value="46.547096" calcext:value-type="float">
            <text:p>46.547096</text:p>
          </table:table-cell>
        </table:table-row>
        <table:table-row table:style-name="ro3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om Perignon Vintage 2006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ek2gmgkz5veqgx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Vintage Collection Champagne</text:p>
          </table:table-cell>
          <table:table-cell office:value-type="string" calcext:value-type="string">
            <text:p>Moët &amp; Chandon</text:p>
          </table:table-cell>
          <table:table-cell office:value-type="float" office:value="36.248627" calcext:value-type="float">
            <text:p>36.2486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errier-Jouët : Grand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Brut</text:p>
          </table:table-cell>
          <table:table-cell office:value-type="string" calcext:value-type="string">
            <text:p>Perrier-Jouët</text:p>
          </table:table-cell>
          <table:table-cell office:value-type="float" office:value="45.93386" calcext:value-type="float">
            <text:p>45.933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lanc de Blanc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7.17824" calcext:value-type="float">
            <text:p>37.178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er Blauwal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s7ytswp9sw9m25n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41.4878" calcext:value-type="float">
            <text:p>41.487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ee Royal Brut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vf9p4pcc697k7nv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Cuvée Royale</text:p>
          </table:table-cell>
          <table:table-cell office:value-type="string" calcext:value-type="string">
            <text:p>Antinori</text:p>
          </table:table-cell>
          <table:table-cell office:value-type="float" office:value="30.603575" calcext:value-type="float">
            <text:p>30.603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serve Imperial Brut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4.027008" calcext:value-type="float">
            <text:p>44.027008</text:p>
          </table:table-cell>
        </table:table-row>
        <table:table-row table:style-name="ro5">
          <table:table-cell table:style-name="ce2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 Marchesine Brut Rose Millesimato 2017</text:p>
          </table:table-cell>
          <table:table-cell office:value-type="string" calcext:value-type="string">
            <text:p>Le Marches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5550" calcext:value-type="float">
            <text:p>15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6nkd184kdw8274a9g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Millesimato Brut</text:p>
          </table:table-cell>
          <table:table-cell office:value-type="string" calcext:value-type="string">
            <text:p>Le Marchesine</text:p>
          </table:table-cell>
          <table:table-cell office:value-type="float" office:value="35.509487" calcext:value-type="float">
            <text:p>35.509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Setaria</text:p>
          </table:table-cell>
          <table:table-cell office:value-type="string" calcext:value-type="string">
            <text:p>Weingut 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w7pkyxrsgpytysqr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aria Weisser Burgunder</text:p>
          </table:table-cell>
          <table:table-cell office:value-type="string" calcext:value-type="string">
            <text:p>Weingut Seppi</text:p>
          </table:table-cell>
          <table:table-cell office:value-type="float" office:value="37.655888" calcext:value-type="float">
            <text:p>37.6558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Sirmian</text:p>
          </table:table-cell>
          <table:table-cell office:value-type="string" calcext:value-type="string">
            <text:p>Nals &amp;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48.046524" calcext:value-type="float">
            <text:p>48.0465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Weissburgunder Vom Berg</text:p>
          </table:table-cell>
          <table:table-cell office:value-type="string" calcext:value-type="string">
            <text:p>Weingut Roh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50mhgkbsnw8k49718x9x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m Berg</text:p>
          </table:table-cell>
          <table:table-cell office:value-type="string" calcext:value-type="string">
            <text:p>Rohregger</text:p>
          </table:table-cell>
          <table:table-cell office:value-type="float" office:value="38.822834" calcext:value-type="float">
            <text:p>38.822834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Pinot Grigio</text:p>
          </table:table-cell>
          <table:table-cell office:value-type="string" calcext:value-type="string">
            <text:p>Castelfel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anwk6vmkjf7ksqb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rtico Pinot Grigio</text:p>
          </table:table-cell>
          <table:table-cell office:value-type="string" calcext:value-type="string">
            <text:p>Castelfeder</text:p>
          </table:table-cell>
          <table:table-cell office:value-type="float" office:value="31.432247" calcext:value-type="float">
            <text:p>31.4322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Punggl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57.532127" calcext:value-type="float">
            <text:p>57.532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inot Grigio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9.965153" calcext:value-type="float">
            <text:p>59.9651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481396" calcext:value-type="float">
            <text:p>35.4813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439367" calcext:value-type="float">
            <text:p>29.4393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Castel Rin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vennccgcpgs1e2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2.18578" calcext:value-type="float">
            <text:p>52.185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inticlarus Chardonnay Riserva 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7255ge62ynetmv1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nticlarus Chardonnay Riserva</text:p>
          </table:table-cell>
          <table:table-cell office:value-type="string" calcext:value-type="string">
            <text:p>Tiefenbrunner</text:p>
          </table:table-cell>
          <table:table-cell office:value-type="float" office:value="47.263924" calcext:value-type="float">
            <text:p>47.2639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Preyda Bio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0w76t4mjaewaq4nm84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yda Sauvignon</text:p>
          </table:table-cell>
          <table:table-cell office:value-type="string" calcext:value-type="string">
            <text:p>Weingut Seppi</text:p>
          </table:table-cell>
          <table:table-cell office:value-type="float" office:value="34.233143" calcext:value-type="float">
            <text:p>34.233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Mantele</text:p>
          </table:table-cell>
          <table:table-cell office:value-type="string" calcext:value-type="string">
            <text:p>Nals &amp; N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35.10473" calcext:value-type="float">
            <text:p>35.104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994812" calcext:value-type="float">
            <text:p>34.994812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Sauvignon Grand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994812" calcext:value-type="float">
            <text:p>34.994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vom Kalk</text:p>
          </table:table-cell>
          <table:table-cell office:value-type="string" calcext:value-type="string">
            <text:p>Roh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3.19123" calcext:value-type="float">
            <text:p>43.19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ürztraminer Pancium Bio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zabaxgtatw5b23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nicum Gewürztraminer</text:p>
          </table:table-cell>
          <table:table-cell office:value-type="string" calcext:value-type="string">
            <text:p>Weingut Seppi</text:p>
          </table:table-cell>
          <table:table-cell office:value-type="float" office:value="35.610153" calcext:value-type="float">
            <text:p>35.6101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ürztraminer Aristos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b8dwapzqyckc611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stos Gewürztram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8.17698" calcext:value-type="float">
            <text:p>28.176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Bergspiel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9da7h4332qh6gfvwk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rgspiel Riesling</text:p>
          </table:table-cell>
          <table:table-cell office:value-type="string" calcext:value-type="string">
            <text:p>Kellerei St. Pauls</text:p>
          </table:table-cell>
          <table:table-cell office:value-type="float" office:value="37.94065" calcext:value-type="float">
            <text:p>37.940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Fallwind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34.74356" calcext:value-type="float">
            <text:p>34.743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iesling Aristos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317863" calcext:value-type="float">
            <text:p>26.317863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Paul (WB, CH, S)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nag8ba9kpmh2z5sj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Paul Red</text:p>
          </table:table-cell>
          <table:table-cell office:value-type="string" calcext:value-type="string">
            <text:p>Kellerei St. Pauls</text:p>
          </table:table-cell>
          <table:table-cell office:value-type="float" office:value="26.338814" calcext:value-type="float">
            <text:p>26.338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nz (WB, GM, MT)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1m42fx9s78vc0rh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Ritterhof</text:p>
          </table:table-cell>
          <table:table-cell office:value-type="float" office:value="39.84999" calcext:value-type="float">
            <text:p>39.849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eserve del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439472" calcext:value-type="float">
            <text:p>45.4394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toan (WB, CH S, GT)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18887" calcext:value-type="float">
            <text:p>41.218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toan (WB, CH S, GT)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18887" calcext:value-type="float">
            <text:p>41.218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Elisa</text:p>
          </table:table-cell>
          <table:table-cell office:value-type="string" calcext:value-type="string">
            <text:p>Castel 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gpa9m3pff9p20t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 Cuvée</text:p>
          </table:table-cell>
          <table:table-cell office:value-type="string" calcext:value-type="string">
            <text:p>Castel Sallegg</text:p>
          </table:table-cell>
          <table:table-cell office:value-type="float" office:value="43.479305" calcext:value-type="float">
            <text:p>43.479305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Lugana</text:p>
          </table:table-cell>
          <table:table-cell office:value-type="string" calcext:value-type="string">
            <text:p>Ca d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2en7jn8f50pc9y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Brolettino</text:p>
          </table:table-cell>
          <table:table-cell office:value-type="string" calcext:value-type="string">
            <text:p>Cà dei Frati</text:p>
          </table:table-cell>
          <table:table-cell office:value-type="float" office:value="37.260162" calcext:value-type="float">
            <text:p>37.260162</text:p>
          </table:table-cell>
        </table:table-row>
        <table:table-row table:style-name="ro2">
          <table:table-cell table:style-name="ce2"/>
          <table:table-cell/>
          <table:table-cell table:style-name="ce2"/>
          <table:table-cell office:value-type="string" calcext:value-type="string">
            <text:p>Lacus</text:p>
          </table:table-cell>
          <table:table-cell office:value-type="string" calcext:value-type="string">
            <text:p>Cavaliere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gg6sp93vpj1m7jt0x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cus</text:p>
          </table:table-cell>
          <table:table-cell office:value-type="string" calcext:value-type="string">
            <text:p>Terra dei Re</text:p>
          </table:table-cell>
          <table:table-cell office:value-type="float" office:value="16.166672" calcext:value-type="float">
            <text:p>16.1666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acon Milly Lomortine</text:p>
          </table:table-cell>
          <table:table-cell office:value-type="string" calcext:value-type="string">
            <text:p>Les Héritiers du Comte Laf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4gqywj61f433ceax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Milly-Lamartine</text:p>
          </table:table-cell>
          <table:table-cell office:value-type="string" calcext:value-type="string">
            <text:p>Les Héritiers du Comte Lafon</text:p>
          </table:table-cell>
          <table:table-cell office:value-type="float" office:value="63.854477" calcext:value-type="float">
            <text:p>63.854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Kretzer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43dq9yxfpb8v3xh6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Kretzer Rosé</text:p>
          </table:table-cell>
          <table:table-cell office:value-type="string" calcext:value-type="string">
            <text:p>Kellerei St. Pauls</text:p>
          </table:table-cell>
          <table:table-cell office:value-type="float" office:value="35.041573" calcext:value-type="float">
            <text:p>35.041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eppi</text:p>
          </table:table-cell>
          <table:table-cell office:value-type="string" calcext:value-type="string">
            <text:p>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prhrbydedsrxcnw4x6v0y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roseppi</text:p>
          </table:table-cell>
          <table:table-cell office:value-type="string" calcext:value-type="string">
            <text:p>Weingut Seppi</text:p>
          </table:table-cell>
          <table:table-cell office:value-type="float" office:value="31.646343" calcext:value-type="float">
            <text:p>31.6463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Rosa die Frati</text:p>
          </table:table-cell>
          <table:table-cell office:value-type="string" calcext:value-type="string">
            <text:p>Ca d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46.19756" calcext:value-type="float">
            <text:p>46.19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994812" calcext:value-type="float">
            <text:p>34.994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Gewürztramine Fuchslahn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e3fx7vzxjwdg48m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chslahn Gewürztraminer</text:p>
          </table:table-cell>
          <table:table-cell office:value-type="string" calcext:value-type="string">
            <text:p>Klaus Lentsch</text:p>
          </table:table-cell>
          <table:table-cell office:value-type="float" office:value="40.09465" calcext:value-type="float">
            <text:p>40.094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erlaner Classi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hrrj46e95x5nft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496185" calcext:value-type="float">
            <text:p>45.4961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Novo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358067" calcext:value-type="float">
            <text:p>40.358067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Waldgrie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35.81045" calcext:value-type="float">
            <text:p>35.81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Pelagium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m9e2v57f5ykxfa1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lagium Kalterer See</text:p>
          </table:table-cell>
          <table:table-cell office:value-type="string" calcext:value-type="string">
            <text:p>Weingut Seppi</text:p>
          </table:table-cell>
          <table:table-cell office:value-type="float" office:value="32.60452" calcext:value-type="float">
            <text:p>32.60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Keil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Der Keil Bio</text:p>
          </table:table-cell>
          <table:table-cell office:value-type="string" calcext:value-type="string">
            <text:p>Manincor</text:p>
          </table:table-cell>
          <table:table-cell office:value-type="float" office:value="48.720352" calcext:value-type="float">
            <text:p>48.7203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Luzia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hxkq9fqv90cszxf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zia Blauburgunder (Pinot Noir)</text:p>
          </table:table-cell>
          <table:table-cell office:value-type="string" calcext:value-type="string">
            <text:p>Kellerei St. Pauls</text:p>
          </table:table-cell>
          <table:table-cell office:value-type="float" office:value="29.684181" calcext:value-type="float">
            <text:p>29.6841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t. Daniel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26296" calcext:value-type="float">
            <text:p>34.262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Bachgart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6hx735yy0945c4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chgart</text:p>
          </table:table-cell>
          <table:table-cell office:value-type="string" calcext:value-type="string">
            <text:p>Klaus Lentsch</text:p>
          </table:table-cell>
          <table:table-cell office:value-type="float" office:value="35.67539" calcext:value-type="float">
            <text:p>35.675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rattman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2.038418" calcext:value-type="float">
            <text:p>42.038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46.306416" calcext:value-type="float">
            <text:p>46.306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chwarze Madonna</text:p>
          </table:table-cell>
          <table:table-cell office:value-type="string" calcext:value-type="string">
            <text:p>Tenuta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8.394962" calcext:value-type="float">
            <text:p>38.3949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Huberfeld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5q7ft67s2bqxw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berfeld Merlot</text:p>
          </table:table-cell>
          <table:table-cell office:value-type="string" calcext:value-type="string">
            <text:p>Kellerei St. Pauls</text:p>
          </table:table-cell>
          <table:table-cell office:value-type="float" office:value="36.8457" calcext:value-type="float">
            <text:p>36.84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38229" calcext:value-type="float">
            <text:p>44.382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zxt3qeqbx5yy28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Castel Sallegg</text:p>
          </table:table-cell>
          <table:table-cell office:value-type="float" office:value="26.595722" calcext:value-type="float">
            <text:p>26.595722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Waldgrie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2.377262" calcext:value-type="float">
            <text:p>42.377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Muri Gries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67693" calcext:value-type="float">
            <text:p>43.967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67693" calcext:value-type="float">
            <text:p>43.9676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25054" calcext:value-type="float">
            <text:p>46.25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oblinu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0.557808" calcext:value-type="float">
            <text:p>40.5578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arbagol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b3x66mxnbmraa1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arbagól</text:p>
          </table:table-cell>
          <table:table-cell office:value-type="string" calcext:value-type="string">
            <text:p>Laimburg</text:p>
          </table:table-cell>
          <table:table-cell office:value-type="float" office:value="46.293064" calcext:value-type="float">
            <text:p>46.2930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Turmfeld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dw9f9jf72h9fffzq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mfeld Cabernet Riserva</text:p>
          </table:table-cell>
          <table:table-cell office:value-type="string" calcext:value-type="string">
            <text:p>Kellerei St. Pauls</text:p>
          </table:table-cell>
          <table:table-cell office:value-type="float" office:value="39.244118" calcext:value-type="float">
            <text:p>39.2441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strice Barriqu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49.179375" calcext:value-type="float">
            <text:p>49.179375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ömi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ng14dh8vfksv78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Römigberg</text:p>
          </table:table-cell>
          <table:table-cell office:value-type="string" calcext:value-type="string">
            <text:p>Alois Lageder</text:p>
          </table:table-cell>
          <table:table-cell office:value-type="float" office:value="45.484936" calcext:value-type="float">
            <text:p>45.484936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Franc Lerian</text:p>
          </table:table-cell>
          <table:table-cell office:value-type="string" calcext:value-type="string">
            <text:p>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d087y76j0ms3zn6kn9m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Serpì</text:p>
          </table:table-cell>
          <table:table-cell office:value-type="float" office:value="25.739822" calcext:value-type="float">
            <text:p>25.739822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erlhofer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59f0pqf6gw1n5mq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escendo Perlhofer</text:p>
          </table:table-cell>
          <table:table-cell office:value-type="string" calcext:value-type="string">
            <text:p>Ritterhof</text:p>
          </table:table-cell>
          <table:table-cell office:value-type="float" office:value="43.054466" calcext:value-type="float">
            <text:p>43.0544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uri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- Merlot</text:p>
          </table:table-cell>
          <table:table-cell office:value-type="string" calcext:value-type="string">
            <text:p>Girlan</text:p>
          </table:table-cell>
          <table:table-cell office:value-type="float" office:value="38.39584" calcext:value-type="float">
            <text:p>38.39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serve de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nsf5p6tq6tybza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éserve del Conte Bio</text:p>
          </table:table-cell>
          <table:table-cell office:value-type="string" calcext:value-type="string">
            <text:p>Manincor</text:p>
          </table:table-cell>
          <table:table-cell office:value-type="float" office:value="40.480457" calcext:value-type="float">
            <text:p>40.480457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2.363796" calcext:value-type="float">
            <text:p>42.363796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 Riserva</text:p>
          </table:table-cell>
          <table:table-cell office:value-type="string" calcext:value-type="string">
            <text:p>Baron di Pa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2.363796" calcext:value-type="float">
            <text:p>42.3637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5.616158" calcext:value-type="float">
            <text:p>25.6161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Valdifal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ct9jrw7x8pbhcct7s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Tenuta Valdifalco</text:p>
          </table:table-cell>
          <table:table-cell office:value-type="float" office:value="44.683167" calcext:value-type="float">
            <text:p>44.6831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öll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5mq312nm2frgk9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Lagröll</text:p>
          </table:table-cell>
          <table:table-cell office:value-type="string" calcext:value-type="string">
            <text:p>Kellerei St. Pauls</text:p>
          </table:table-cell>
          <table:table-cell office:value-type="float" office:value="31.48574" calcext:value-type="float">
            <text:p>31.48574</text:p>
          </table:table-cell>
        </table:table-row>
        <table:table-row table:style-name="ro2">
          <table:table-cell table:style-name="ce2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ison de Maison</text:p>
          </table:table-cell>
          <table:table-cell office:value-type="string" calcext:value-type="string">
            <text:p>Mani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35.258766" calcext:value-type="float">
            <text:p>35.2587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Passi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gxsxs5vgzaaex6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ssion Pinot Noir Riserva</text:p>
          </table:table-cell>
          <table:table-cell office:value-type="string" calcext:value-type="string">
            <text:p>Kellerei St. Pauls</text:p>
          </table:table-cell>
          <table:table-cell office:value-type="float" office:value="30.395563" calcext:value-type="float">
            <text:p>30.3955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Passi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5htby98fz6mmyrx4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Passion</text:p>
          </table:table-cell>
          <table:table-cell office:value-type="string" calcext:value-type="string">
            <text:p>Kellerei St. Pauls</text:p>
          </table:table-cell>
          <table:table-cell office:value-type="float" office:value="32.44852" calcext:value-type="float">
            <text:p>32.448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Dario di vai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d44tm7evpytg4qs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Dario di Vaira</text:p>
          </table:table-cell>
          <table:table-cell office:value-type="float" office:value="46.390434" calcext:value-type="float">
            <text:p>46.390434</text:p>
          </table:table-cell>
        </table:table-row>
      </table:table>
      <table:table table:name="Manual (DO NOT TOUCH)" table:style-name="ta1">
        <table:table-column table:style-name="co1" table:number-columns-repeated="26" table:default-cell-style-name="ce2"/>
        <table:table-row table:style-name="ro1"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matched_id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intag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urchase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table:number-columns-repeated="11"/>
        </table:table-row>
        <table:table-row table:style-name="ro3">
          <table:table-cell table:number-columns-repeated="3"/>
          <table:table-cell table:style-name="ce1" office:value-type="string" calcext:value-type="string">
            <text:p>SPARKLING</text:p>
          </table:table-cell>
          <table:table-cell table:style-name="ce1" office:value-type="string" calcext:value-type="string">
            <text:p>Athesis Brut Rose Millesimato 2018</text:p>
          </table:table-cell>
          <table:table-cell table:style-name="ce1" office:value-type="string" calcext:value-type="string">
            <text:p>Kettmaier</text:p>
          </table:table-cell>
          <table:table-cell/>
          <table:table-cell table:style-name="ce1" office:value-type="string" calcext:value-type="string">
            <text:p>MAGNUM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Riesling Kaiton</text:p>
          </table:table-cell>
          <table:table-cell table:style-name="ce1" office:value-type="string" calcext:value-type="string">
            <text:p>Kuenhof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4"/>
          <table:table-cell table:style-name="ce1" office:value-type="string" calcext:value-type="string">
            <text:p>Kerner</text:p>
          </table:table-cell>
          <table:table-cell table:style-name="ce1" office:value-type="string" calcext:value-type="string">
            <text:p>Pacherhofer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4"/>
          <table:table-cell table:style-name="ce1" office:value-type="string" calcext:value-type="string">
            <text:p>Provence</text:p>
          </table:table-cell>
          <table:table-cell table:style-name="ce1" office:value-type="string" calcext:value-type="string">
            <text:p>Triennes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Marches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Marches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Marches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>
          <table:table-cell table:number-columns-repeated="3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ignanello</text:p>
          </table:table-cell>
          <table:table-cell table:style-name="ce1" office:value-type="string" calcext:value-type="string">
            <text:p>Marchesi</text:p>
          </table:table-cell>
          <table:table-cell/>
          <table:table-cell table:style-name="ce1" office:value-type="string" calcext:value-type="string">
            <text:p>BOTTLE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11"/>
        </table:table-row>
        <table:table-row table:style-name="ro6" table:number-rows-repeated="990">
          <table:table-cell table:number-columns-repeated="26"/>
        </table:table-row>
        <table:table-row table:style-name="ro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8:59:07.949868366</dc:date>
    <meta:editing-duration>PT17S</meta:editing-duration>
    <meta:editing-cycles>2</meta:editing-cycles>
    <meta:generator>LibreOffice/7.3.7.2$Linux_X86_64 LibreOffice_project/30$Build-2</meta:generator>
    <meta:document-statistic meta:table-count="2" meta:cell-count="1667" meta:object-count="0"/>
  </office:meta>
</office:document-meta>
</file>